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118783">1. ユーティリティ関数</text:a></text:p>
          <text:p text:style-name="Contents_20_2"><text:a xlink:type="simple" xlink:href="#org9190acd">1.1. iTerm2.app を呼び出す関数</text:a></text:p>
          <text:p text:style-name="Contents_20_2"><text:a xlink:type="simple" xlink:href="#org973ddc1">1.2. サボっていると Kyoko さんに怒られる</text:a></text:p>
          <text:p text:style-name="Contents_20_2"><text:a xlink:type="simple" xlink:href="#orga5c6936">1.3. コンソールでカレントバッファのあるディレクトリに移動する</text:a></text:p>
          <text:p text:style-name="Contents_20_2"><text:a xlink:type="simple" xlink:href="#orgb86edab">1.4. ファイルに含まれるテーブルを使って定時にアラートを表示する</text:a></text:p>
          <text:p text:style-name="Contents_20_2"><text:a xlink:type="simple" xlink:href="#org1d5f9df">1.5. 頻繁に利用するファイルをring形式でたどる</text:a></text:p>
          <text:p text:style-name="Contents_20_2"><text:a xlink:type="simple" xlink:href="#orgd975a07">1.6. 引数のorgバッファを開く</text:a></text:p>
          <text:p text:style-name="Contents_20_2"><text:a xlink:type="simple" xlink:href="#org0eac36a">1.7. orgバッファにいつものヘッダを追加する</text:a></text:p>
          <text:p text:style-name="Contents_20_2"><text:a xlink:type="simple" xlink:href="#org0767f01">1.8. 議事録ひな形を書き入れる</text:a></text:p>
          <text:p text:style-name="Contents_20_2"><text:a xlink:type="simple" xlink:href="#org2dd94d2">1.9. ランダムの文字列を取得する</text:a></text:p>
          <text:p text:style-name="Contents_20_2"><text:a xlink:type="simple" xlink:href="#orgd2e5ab2">1.10. 行頭に" - "を挿入する</text:a></text:p>
          <text:p text:style-name="Contents_20_2"><text:a xlink:type="simple" xlink:href="#orgec2c6fb">1.11. 定期実行関数</text:a></text:p>
          <text:p text:style-name="Contents_20_2"><text:a xlink:type="simple" xlink:href="#orge13904a">1.12. ブラウザの設定</text:a></text:p>
          <text:p text:style-name="Contents_20_2"><text:a xlink:type="simple" xlink:href="#org7eacbe6">1.13. バックアップファイルの削除</text:a></text:p>
          <text:p text:style-name="Contents_20_2"><text:a xlink:type="simple" xlink:href="#orgb516ac1">1.14. chomp</text:a></text:p>
          <text:p text:style-name="Contents_20_2"><text:a xlink:type="simple" xlink:href="#org63c5d06">1.15. 特定のファイルを Dropbox 以下にバックアップする</text:a></text:p>
          <text:p text:style-name="Contents_20_2"><text:a xlink:type="simple" xlink:href="#org14a97d9">1.16. ゴミ箱を空にする <text:span text:style-name="OrgTags">[<text:span text:style-name="OrgTag">macOS</text:span>]</text:span></text:a></text:p>
          <text:p text:style-name="Contents_20_2"><text:a xlink:type="simple" xlink:href="#orga298433">1.17. 終了シーケンスのデバッグ用関数</text:a></text:p>
          <text:p text:style-name="Contents_20_2"><text:a xlink:type="simple" xlink:href="#org09d5364">1.18. [package.el] MELPA利用設定</text:a></text:p>
          <text:p text:style-name="Contents_20_2"><text:a xlink:type="simple" xlink:href="#orgad26037">1.19. orgバッファを評価</text:a></text:p>
          <text:p text:style-name="Contents_20_2"><text:a xlink:type="simple" xlink:href="#org6021e24">1.20. <text:span text:style-name="OrgTodo">TODO</text:span> リージョン内のブリッツを操作する</text:a></text:p>
          <text:p text:style-name="Contents_20_2"><text:a xlink:type="simple" xlink:href="#org0e524ac">1.21. <text:span text:style-name="OrgTodo">TODO</text:span> " - "と" - [ ] "をサイクルさせる</text:a></text:p>
          <text:p text:style-name="Contents_20_2"><text:a xlink:type="simple" xlink:href="#orga5e491b">1.22. その他</text:a></text:p>
          <text:p text:style-name="Contents_20_2"><text:a xlink:type="simple" xlink:href="#org6d95555">1.23. XHTMLを利用したガントチャート生成 <text:span text:style-name="OrgTags">[<text:span text:style-name="OrgTag">obsolete</text:span>]</text:span></text:a></text:p>
          <text:p text:style-name="Contents_20_2"><text:a xlink:type="simple" xlink:href="#orgabe0791">1.24. Auto-install をセットアップする <text:span text:style-name="OrgTags">[<text:span text:style-name="OrgTag">obsolete</text:span>]</text:span></text:a></text:p>
          <text:p text:style-name="Contents_20_2"><text:a xlink:type="simple" xlink:href="#orgb443113">1.25. org-buffer を dokuwiki 形式に変換し，kill-ring に格納 <text:span text:style-name="OrgTags">[<text:span text:style-name="OrgTag">obsolete</text:span>]</text:span></text:a></text:p>
          <text:p text:style-name="Contents_20_2"><text:a xlink:type="simple" xlink:href="#org9588d52">1.26. ミニバッファに日時を表示 <text:span text:style-name="OrgTags">[<text:span text:style-name="OrgTag">obsolete</text:span>]</text:span></text:a></text:p>
          <text:p text:style-name="Contents_20_2"><text:a xlink:type="simple" xlink:href="#orgcec84b1">1.27. 日付などを簡単に挿入する <text:span text:style-name="OrgTags">[<text:span text:style-name="OrgTag">obsolete</text:span>]</text:span></text:a></text:p>
          <text:p text:style-name="Contents_20_3"><text:a xlink:type="simple" xlink:href="#org789dd67">1.27.1. キーバインド</text:a></text:p>
          <text:p text:style-name="Contents_20_1"><text:a xlink:type="simple" xlink:href="#org28a4a1f">2. 未設定／テスト中</text:a></text:p>
          <text:p text:style-name="Contents_20_2"><text:a xlink:type="simple" xlink:href="#org640e799">2.1. UUID をファイル名にして所定のディレクトリにコピー／移動</text:a></text:p>
          <text:p text:style-name="Contents_20_2"><text:a xlink:type="simple" xlink:href="#orgf389e3a">2.2. byte-compile の警告を抑制する</text:a></text:p>
          <text:p text:style-name="Contents_20_2"><text:a xlink:type="simple" xlink:href="#orge148dd2">2.3. [window-resizer.el] 分割したウィンドウサイズを変更する</text:a></text:p>
          <text:p text:style-name="Contents_20_2"><text:a xlink:type="simple" xlink:href="#org0c6a61b">2.4. [idle-requie]</text:a></text:p>
          <text:p text:style-name="Contents_20_2"><text:a xlink:type="simple" xlink:href="#orge004edb">2.5. [pdf-preview]</text:a></text:p>
          <text:p text:style-name="Contents_20_2"><text:a xlink:type="simple" xlink:href="#orgea21eeb">2.6. [EasyPG]</text:a></text:p>
          <text:p text:style-name="Contents_20_2"><text:a xlink:type="simple" xlink:href="#orge58fa95">2.7. [eblook]</text:a></text:p>
          <text:p text:style-name="Contents_20_2"><text:a xlink:type="simple" xlink:href="#orgc6d0b83">2.8. [iBuffer]</text:a></text:p>
          <text:p text:style-name="Contents_20_2"><text:a xlink:type="simple" xlink:href="#orge07a9a5">2.9. キーバインド</text:a></text:p>
          <text:p text:style-name="Contents_20_1"><text:a xlink:type="simple" xlink:href="#org25015cb">3. おわりに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4118783"/>
<text:bookmark text:name="org4118783"/>ユーティリティ関数
<text:bookmark-end text:name="OrgXref.org4118783"/></text:h>
      <text:h text:style-name="Heading_20_2" text:outline-level="2" text:is-list-header="false">
<text:bookmark-start text:name="OrgXref.org9190acd"/>
<text:bookmark text:name="org9190acd"/>iTerm2.app を呼び出す関数
<text:bookmark-end text:name="OrgXref.org9190ac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973ddc1"/>
<text:bookmark text:name="org973ddc1"/>サボっていると Kyoko さんに怒られる
<text:bookmark-end text:name="OrgXref.org973ddc1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my-kyoko-mad-mode</text:span><text:s/>nil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my-kyoko-mad-mode<text:s/>(not<text:s/>my-kyoko-mad-mode))</text:p>
      <text:p text:style-name="OrgSrcBlock"><text:s/><text:s/>(message<text:s/>(concat<text:s/><text:span text:style-name="OrgSrcFontLockStringFace">"Kyoko<text:s/>mad<text:s/>mode:<text:s/>"</text:span>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if</text:span><text:s/>my-kyoko-mad-mode<text:s/><text:span text:style-name="OrgSrcFontLockStringFace">"ON"</text:span><text:s/><text:span text:style-name="OrgSrcFontLockStringFace">"OFF"</text:span>)))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yoko-mad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my-kyoko-mad-mode</text:p>
      <text:p text:style-name="OrgSrcBlock"><text:s/><text:s/><text:s/><text:s/>(shell-command-to-string</text:p>
      <text:p text:style-name="OrgSrcBlock"><text:s/><text:s/><text:s/><text:s/><text:s/><text:span text:style-name="OrgSrcFontLockStringFace">"say<text:s/>-v<text:s/>Kyoko<text:s/>おいおまえ，遊んでないで，仕事しろ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LastLine">(run-with-idle-timer<text:s/>600<text:s/>t<text:s/>'my-kyoko-mad)</text:p>
      <text:h text:style-name="Heading_20_2" text:outline-level="2" text:is-list-header="false">
<text:bookmark-start text:name="OrgXref.orga5c6936"/>
<text:bookmark text:name="orga5c6936"/>コンソールでカレントバッファのあるディレクトリに移動する
<text:bookmark-end text:name="OrgXref.orga5c6936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b86edab"/>
<text:bookmark text:name="orgb86edab"/>ファイルに含まれるテーブルを使って定時にアラートを表示する
<text:bookmark-end text:name="OrgXref.orgb86eda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bname<text:s/>(buffer-name)))</text:p>
      <text:p text:style-name="OrgSrcBlock"><text:s/><text:s/><text:s/><text:s/>(<text:span text:style-name="OrgSrcFontLockKeywordFace">when</text:span><text:s/>(string=<text:s/>bname<text:s/><text:span text:style-name="OrgSrcFontLockStringFace">"daily.org"</text:span>)</text:p>
      <text:p text:style-name="OrgSrcBlock"><text:s/><text:s/><text:s/><text:s/><text:s/><text:s/>(my-set-alarms-from-file<text:s/>(concat<text:s/><text:span text:style-name="OrgSrcFontLockStringFace">"~/Dropbox/org/db/"</text:span><text:s/>bname))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Org<text:s/>Mode"</text:span><text:s/>hour<text:s/>min<text:s/>action<text:s/>sticky))</text:p>
      <text:p text:style-name="OrgSrcBlock"/>
      <text:p text:style-name="OrgSrcBlock">(<text:span text:style-name="OrgSrcFontLockKeywordFace">declare-function</text:span><text:s/>my-desktop-notification<text:s/><text:span text:style-name="OrgSrcFontLockStringFace">"init-org"</text:span>)</text:p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i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1d5f9df"/>
<text:bookmark text:name="org1d5f9df"/>頻繁に利用するファイルをring形式でたどる
<text:bookmark-end text:name="OrgXref.org1d5f9df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d975a07"/>
<text:bookmark text:name="orgd975a07"/>引数のorgバッファを開く
<text:bookmark-end text:name="OrgXref.orgd975a0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how-org-buffer</text:span><text:s/>(file)</text:p>
      <text:p text:style-name="OrgSrcBlock"><text:s/><text:s/><text:span text:style-name="OrgSrcFontLockDocFace">"Show<text:s/>an<text:s/>org-file<text:s/>on<text:s/>the<text:s/>current<text:s/>buffer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0eac36a"/>
<text:bookmark text:name="org0eac36a"/>orgバッファにいつものヘッダを追加する
<text:bookmark-end text:name="OrgXref.org0eac36a"/></text:h>
      <text:p text:style-name="OrgSrcBlock">(<text:span text:style-name="OrgSrcFontLockKeywordFace">declare-function</text:span><text:s/>org-end-of-line<text:s/><text:span text:style-name="OrgSrcFontLockStringFace">"org"</text:span>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0767f01"/>
<text:bookmark text:name="org0767f01"/>議事録ひな形を書き入れる
<text:bookmark-end text:name="OrgXref.org0767f0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2dd94d2"/>
<text:bookmark text:name="org2dd94d2"/>ランダムの文字列を取得する
<text:bookmark-end text:name="OrgXref.org2dd94d2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d2e5ab2"/>
<text:bookmark text:name="orgd2e5ab2"/>行頭に" - "を挿入する
<text:bookmark-end text:name="OrgXref.orgd2e5ab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ec2c6fb"/>
<text:bookmark text:name="orgec2c6fb"/>定期実行関数
<text:bookmark-end text:name="OrgXref.orgec2c6fb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180<text:s/>t<text:s/>'my-reload-ical-export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(<text:span text:style-name="OrgSrcFontLockKeywordFace">lambda</text:span><text:s/>()<text:s/>(<text:span text:style-name="OrgSrcFontLockKeywordFace">setq</text:span><text:s/>ox-icalendar-activate<text:s/>nil)))</text:p>
      <text:p text:style-name="OrgSrcBlock"><text:s/><text:s/>(add-hook<text:s/>'focus-out-hook<text:s/>(<text:span text:style-name="OrgSrcFontLockKeywordFace">lambda</text:span><text:s/>()<text:s/>(<text:span text:style-name="OrgSrcFontLockKeywordFace">setq</text:span><text:s/>ox-icalendar-activate<text:s/>t))))</text:p>
      <text:p text:style-name="OrgSrcBlock"/>
      <text:p text:style-name="OrgSrcBlock">(<text:span text:style-name="OrgSrcFontLockKeywordFace">declare-function</text:span><text:s/>my-ox-upload-icalendar<text:s/><text:span text:style-name="OrgSrcFontLockStringFace">"init-org"</text:span>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/text:p>
      <text:p text:style-name="OrgSrcBlock"><text:s/><text:s/><text:s/><text:s/><text:s/><text:s/><text:s/><text:s/><text:s/><text:s/><text:s/><text:s/><text:s/>ox-icalendar-activate)</text:p>
      <text:p text:style-name="OrgSrcBlockLastLine"><text:s/><text:s/><text:s/><text:s/>(my-ox-upload-icalendar)))</text:p>
      <text:h text:style-name="Heading_20_2" text:outline-level="2" text:is-list-header="false">
<text:bookmark-start text:name="OrgXref.orge13904a"/>
<text:bookmark text:name="orge13904a"/>ブラウザの設定
<text:bookmark-end text:name="OrgXref.orge13904a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7eacbe6"/>
<text:bookmark text:name="org7eacbe6"/>バックアップファイルの削除
<text:bookmark-end text:name="OrgXref.org7eacbe6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b516ac1"/>
<text:bookmark text:name="orgb516ac1"/>chomp
<text:bookmark-end text:name="OrgXref.orgb516ac1"/></text:h>
      <text:p text:style-name="Text_20_body">改行コードを削除した文字列を返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63c5d06"/>
<text:bookmark text:name="org63c5d06"/>特定のファイルを Dropbox 以下にバックアップする
<text:bookmark-end text:name="OrgXref.org63c5d06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<text:span text:style-name="OrgSrcFontLockWarningFace">user-error</text:span>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14a97d9"/>
<text:bookmark text:name="org14a97d9"/>ゴミ箱を空にする<text:tab/><text:span text:style-name="OrgTags">[<text:span text:style-name="OrgTag">macOS</text:span>]</text:span>
<text:bookmark-end text:name="OrgXref.org14a97d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a298433"/>
<text:bookmark text:name="orga298433"/>終了シーケンスのデバッグ用関数
<text:bookmark-end text:name="OrgXref.orga29843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ill-emacs</text:span><text:s/>()</text:p>
      <text:p text:style-name="OrgSrcBlock"><text:s/><text:s/><text:s/><text:s/>(switch-to-buffer<text:s/><text:span text:style-name="OrgSrcFontLockStringFace">"*Messages*"</text:span>)</text:p>
      <text:p text:style-name="OrgSrcBlock"><text:s/><text:s/><text:s/><text:s/>(message<text:s/><text:span text:style-name="OrgSrcFontLockStringFace">"3:<text:s/>%s"</text:span><text:s/>kill-emacs-hook)</text:p>
      <text:p text:style-name="OrgSrcBlock"><text:s/><text:s/><text:s/><text:s/>(y-or-n-p<text:s/><text:span text:style-name="OrgSrcFontLockStringFace">"Sure?<text:s/>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ill-emacs-hook-show</text:span><text:s/>()</text:p>
      <text:p text:style-name="OrgSrcBlock"><text:s/><text:s/><text:span text:style-name="OrgSrcFontLockDocFace">"Test<text:s/>Emacs<text:s/>killing<text:s/>sequence."</text:span></text:p>
      <text:p text:style-name="OrgSrcBlock"><text:s/><text:s/>(add-hook<text:s/>'after-init-hook</text:p>
      <text:p text:style-name="OrgSrcBlock"><text:s/><text:s/><text:s/><text:s/><text:s/><text:s/><text:s/><text:s/><text:s/><text:s/><text:s/><text:s/>(<text:span text:style-name="OrgSrcFontLockKeywordFace">lambda</text:span><text:s/>()<text:s/>(message<text:s/><text:span text:style-name="OrgSrcFontLockStringFace">"1:<text:s/>%s"</text:span><text:s/>kill-emacs-hook))<text:s/>t)</text:p>
      <text:p text:style-name="OrgSrcBlock"><text:s/><text:s/>(<text:span text:style-name="OrgSrcFontLockKeywordFace">with-eval-after-load</text:span><text:s/><text:span text:style-name="OrgSrcFontLockStringFace">"postpone"</text:span></text:p>
      <text:p text:style-name="OrgSrcBlock"><text:s/><text:s/><text:s/><text:s/>(message<text:s/><text:span text:style-name="OrgSrcFontLockStringFace">"2:<text:s/>%s"</text:span><text:s/>kill-emacs-hook))</text:p>
      <text:p text:style-name="OrgSrcBlockLastLine"><text:s/><text:s/>(add-hook<text:s/>'kill-emacs-hook<text:s/>#'my-kill-emacs))</text:p>
      <text:h text:style-name="Heading_20_2" text:outline-level="2" text:is-list-header="false">
<text:bookmark-start text:name="OrgXref.org09d5364"/>
<text:bookmark text:name="org09d5364"/>[package.el] MELPA利用設定
<text:bookmark-end text:name="OrgXref.org09d536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etup-package-el</text:span><text:s/>()</text:p>
      <text:p text:style-name="OrgSrcBlock"><text:s/><text:s/><text:span text:style-name="OrgSrcFontLockDocFace">"Setting<text:s/>up<text:s/>for<text:s/>installing<text:s/>packages<text:s/>via<text:s/>built-in<text:s/>package.el.</text:span></text:p>
      <text:p text:style-name="OrgSrcBlock"><text:span text:style-name="OrgSrcFontLockDocFace">Downloaded<text:s/>packages<text:s/>will<text:s/>be<text:s/>stored<text:s/>under<text:s/>~/.eamcs.d/elpa."</text:span>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package</text:span><text:s/>nil<text:s/>t)</text:p>
      <text:p text:style-name="OrgSrcBlock"><text:s/><text:s/><text:s/><text:s/><text:s/><text:s/><text:s/><text:s/><text:s/><text:s/><text:s/><text:s/><text:s/>(boundp<text:s/>'package-archives))</text:p>
      <text:p text:style-name="OrgSrcBlock"><text:s/><text:s/><text:s/><text:s/>(<text:span text:style-name="OrgSrcFontLockKeywordFace">let*</text:span><text:s/>((no-ssl<text:s/>(<text:span text:style-name="OrgSrcFontLockKeywordFace">and</text:span><text:s/>(memq<text:s/>system-type<text:s/>'(windows-nt<text:s/>ms-dos))</text:p>
      <text:p text:style-name="OrgSrcBlock"><text:s/><text:s/><text:s/><text:s/><text:s/><text:s/><text:s/><text:s/><text:s/><text:s/><text:s/><text:s/><text:s/><text:s/><text:s/><text:s/><text:s/><text:s/><text:s/><text:s/><text:s/><text:s/><text:s/><text:s/>(not<text:s/>(gnutls-available-p))))</text:p>
      <text:p text:style-name="OrgSrcBlock"><text:s/><text:s/><text:s/><text:s/><text:s/><text:s/><text:s/><text:s/><text:s/><text:s/><text:s/>(proto<text:s/>(<text:span text:style-name="OrgSrcFontLockKeywordFace">if</text:span><text:s/>no-ssl<text:s/><text:span text:style-name="OrgSrcFontLockStringFace">"http"</text:span><text:s/><text:span text:style-name="OrgSrcFontLockStringFace">"https"</text:span>))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melpa"</text:span><text:s/>(concat<text:s/>proto<text:s/><text:span text:style-name="OrgSrcFontLockStringFace">"://melpa.org/packages/"</text:span>))<text:s/>t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takaxp"</text:span><text:s/><text:span text:style-name="OrgSrcFontLockStringFace">"~/devel/git/melpa/packages/"</text:span>)<text:s/>t))</text:p>
      <text:p text:style-name="OrgSrcBlockLastLine"><text:s/><text:s/><text:s/><text:s/>(package-initialize)))</text:p>
      <text:h text:style-name="Heading_20_2" text:outline-level="2" text:is-list-header="false">
<text:bookmark-start text:name="OrgXref.orgad26037"/>
<text:bookmark text:name="orgad26037"/>orgバッファを評価
<text:bookmark-end text:name="OrgXref.orgad26037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declare-function</text:span><text:s/>org-babel-tangle<text:s/><text:span text:style-name="OrgSrcFontLockStringFace">"org-babel"</text:span>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2" text:outline-level="2" text:is-list-header="false">
<text:bookmark-start text:name="OrgXref.org6021e24"/>
<text:bookmark text:name="org6021e24"/><text:span text:style-name="OrgTodo">TODO</text:span> リージョン内のブリッツを操作する
<text:bookmark-end text:name="OrgXref.org6021e2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0e524ac"/>
<text:bookmark text:name="org0e524ac"/><text:span text:style-name="OrgTodo">TODO</text:span> " - "と" - [ ] "をサイクルさせる
<text:bookmark-end text:name="OrgXref.org0e524ac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a5e491b"/>
<text:bookmark text:name="orga5e491b"/>その他
<text:bookmark-end text:name="OrgXref.orga5e491b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6d95555"/>
<text:bookmark text:name="org6d95555"/>XHTMLを利用したガントチャート生成<text:tab/><text:span text:style-name="OrgTags">[<text:span text:style-name="OrgTag">obsolete</text:span>]</text:span>
<text:bookmark-end text:name="OrgXref.org6d95555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abe0791"/>
<text:bookmark text:name="orgabe0791"/>Auto-install をセットアップする<text:tab/><text:span text:style-name="OrgTags">[<text:span text:style-name="OrgTag">obsolete</text:span>]</text:span>
<text:bookmark-end text:name="OrgXref.orgabe0791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b443113"/>
<text:bookmark text:name="orgb443113"/>org-buffer を dokuwiki 形式に変換し，kill-ring に格納<text:tab/><text:span text:style-name="OrgTags">[<text:span text:style-name="OrgTag">obsolete</text:span>]</text:span>
<text:bookmark-end text:name="OrgXref.orgb443113"/></text:h>
      <text:p text:style-name="Text_20_body">外部プログラム<text:a xlink:type="simple" xlink:href="https://gist.github.com/1369417">org2dokuwiki.pl</text:a>を使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9588d52"/>
<text:bookmark text:name="org9588d52"/>ミニバッファに日時を表示<text:tab/><text:span text:style-name="OrgTags">[<text:span text:style-name="OrgTag">obsolete</text:span>]</text:span>
<text:bookmark-end text:name="OrgXref.org9588d52"/></text:h>
      <text:list text:style-name="OrgBulletedList" text:continue-numbering="false">
        <text:list-item>
          <text:p text:style-name="Text_20_body">hydra に移行しました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LastLine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h text:style-name="Heading_20_2" text:outline-level="2" text:is-list-header="false">
<text:bookmark-start text:name="OrgXref.orgcec84b1"/>
<text:bookmark text:name="orgcec84b1"/>日付などを簡単に挿入する<text:tab/><text:span text:style-name="OrgTags">[<text:span text:style-name="OrgTag">obsolete</text:span>]</text:span>
<text:bookmark-end text:name="OrgXref.orgcec84b1"/></text:h>
      <text:list text:style-name="OrgBulletedList" text:continue-numbering="false">
        <text:list-item>
          <text:p text:style-name="Text_20_body">hydra に移行しました．<text:line-break/></text:p>
        </text:list-item>
      </text:list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/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/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789dd67"/>
<text:bookmark text:name="org789dd67"/>キーバインド
<text:bookmark-end text:name="OrgXref.org789dd67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1" text:outline-level="1" text:is-list-header="false">
<text:bookmark-start text:name="OrgXref.org28a4a1f"/>
<text:bookmark text:name="org28a4a1f"/>未設定／テスト中
<text:bookmark-end text:name="OrgXref.org28a4a1f"/></text:h>
      <text:h text:style-name="Heading_20_2" text:outline-level="2" text:is-list-header="false">
<text:bookmark-start text:name="OrgXref.org640e799"/>
<text:bookmark text:name="org640e799"/>UUID をファイル名にして所定のディレクトリにコピー／移動
<text:bookmark-end text:name="OrgXref.org640e799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f389e3a"/>
<text:bookmark text:name="orgf389e3a"/>byte-compile の警告を抑制する
<text:bookmark-end text:name="OrgXref.orgf389e3a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e148dd2"/>
<text:bookmark text:name="orge148dd2"/>[window-resizer.el] 分割したウィンドウサイズを変更する
<text:bookmark-end text:name="OrgXref.orge148dd2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</text:p>
      <text:p text:style-name="OrgSrcBlock"><text:span text:style-name="OrgSrcFontLockCommentDelimiterFace">;;<text:s/><text:s/><text:s/><text:s/><text:s/><text:s/><text:s/><text:s/></text:span><text:span text:style-name="OrgSrcFontLockCommentFace">(window-obj<text:s/>(selected-window))</text:span></text:p>
      <text:p text:style-name="OrgSrcBlock"><text:span text:style-name="OrgSrcFontLockCommentDelimiterFace">;;<text:s/><text:s/><text:s/><text:s/><text:s/><text:s/><text:s/><text:s/></text:span><text:span text:style-name="OrgSrcFontLockCommentFace">(current-width<text:s/>(window-width))</text:span></text:p>
      <text:p text:style-name="OrgSrcBlock"><text:span text:style-name="OrgSrcFontLockCommentDelimiterFace">;;<text:s/><text:s/><text:s/><text:s/><text:s/><text:s/><text:s/><text:s/></text:span><text:span text:style-name="OrgSrcFontLockCommentFace">(current-height<text:s/>(window-height))</text:span>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0c6a61b"/>
<text:bookmark text:name="org0c6a61b"/>[idle-requie]
<text:bookmark-end text:name="OrgXref.org0c6a61b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e004edb"/>
<text:bookmark text:name="orge004edb"/>[pdf-preview]
<text:bookmark-end text:name="OrgXref.orge004edb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ea21eeb"/>
<text:bookmark text:name="orgea21eeb"/>[EasyPG]
<text:bookmark-end text:name="OrgXref.orgea21eeb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e58fa95"/>
<text:bookmark text:name="orge58fa95"/>[eblook]
<text:bookmark-end text:name="OrgXref.orge58fa95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c6d0b83"/>
<text:bookmark text:name="orgc6d0b83"/>[iBuffer]
<text:bookmark-end text:name="OrgXref.orgc6d0b83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e07a9a5"/>
<text:bookmark text:name="orge07a9a5"/>キーバインド
<text:bookmark-end text:name="OrgXref.orge07a9a5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25015cb"/>
<text:bookmark text:name="org25015cb"/>おわりに
<text:bookmark-end text:name="OrgXref.org25015cb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DocFace" style:family="text">
      <style:text-properties fo:color="#8b2252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KeywordFace" style:family="text"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9-03-12T13:45:29</dc:date>
    <meta:creation-date>2019-03-12T13:45:29</meta:creation-date>
    <meta:generator>Emacs 26.1.92 (Org mode 9.2.2)</meta:generator>
    <meta:keyword/>
    <dc:subject/>
    <dc:title>ユーティリティ関数群</dc:title>
  </office:meta>
</office:document-meta>
</file>